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officeooo:rsid="001df510" officeooo:paragraph-rsid="001df510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officeooo:rsid="000a75b7" officeooo:paragraph-rsid="001df510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" fo:font-size="11pt" officeooo:rsid="000a75b7" officeooo:paragraph-rsid="001df510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1pt" officeooo:rsid="00155ffa" officeooo:paragraph-rsid="0021e7ca" style:font-name-asian="Times New Roman1" style:font-size-asian="11pt" style:font-name-complex="Times New Roman1" style:font-size-complex="11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text-properties style:font-name="Times New Roman" officeooo:rsid="0021e7ca" officeooo:paragraph-rsid="0021e7ca"/>
    </style:style>
    <style:style style:name="P8" style:family="paragraph" style:parent-style-name="Azione_20_attore" style:list-style-name="Numerazione_20_UC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1e7ca" officeooo:paragraph-rsid="0021e7ca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style:font-name="Times New Roman"/>
    </style:style>
    <style:style style:name="T1" style:family="text">
      <style:text-properties officeooo:rsid="001df510"/>
    </style:style>
    <style:style style:name="T2" style:family="text">
      <style:text-properties officeooo:rsid="001f5ede"/>
    </style:style>
    <style:style style:name="T3" style:family="text">
      <style:text-properties officeooo:rsid="0021e7ca"/>
    </style:style>
    <style:style style:name="T4" style:family="text">
      <style:text-properties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229b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Aggiungi <text:span text:style-name="T6">T</text:span>irocinant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Dipendente di scienze della formazion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ervizio e viene riconosciuto come <text:span text:style-name="T6">d</text:span><text:span text:style-name="T3">ipendente di scienze della formazione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488795" text:style-name="Numerazione_20_UC">
              <text:list-item text:start-value="1">
                <text:p text:style-name="P8"><text:span text:style-name="T3">L'utente</text:span> accede alla funzione per aggiungere il tirocinante alla lista dei tirocinanti.</text:p>
              </text:list-item>
              <text:list-item>
                <text:p text:style-name="P10">Il sistema restituisce una form contenente i campi da compilare.</text:p>
              </text:list-item>
              <text:list-item>
                <text:p text:style-name="P8"><text:span text:style-name="T3">L'utente</text:span><text:span text:style-name="T1"> </text:span><text:span text:style-name="T3">i</text:span><text:span text:style-name="T4">nserisce i dati relativi al tirocinante da aggiungere </text:span><text:span text:style-name="T5">e conferm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3">Il sistema mostra </text:span>un messaggio di avvenuto inserimen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6">Il sistema deve visualizzare </text:span>la pagina da compilare entro 20 secondi.<text:line-break/><text:span text:style-name="T6">Il sistema deve visualizzare il messaggio di conferma o di errore entro 20 secondi.</text:span></text:p>
          </table:table-cell>
        </table:table-row>
      </table:table>
      <text:p text:style-name="P9">Aggiunta di un tirocinante alla lista di tirocinanti disponibili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5T09:38:51.54</dc:date>
    <meta:document-statistic meta:table-count="1" meta:image-count="0" meta:object-count="0" meta:page-count="1" meta:paragraph-count="17" meta:word-count="136" meta:character-count="895" meta:non-whitespace-character-count="779"/>
  </office:meta>
</office:document-meta>
</file>